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039cm"/>
    </style:style>
    <style:style style:name="co2" style:family="table-column">
      <style:table-column-properties fo:break-before="auto" style:column-width="2.856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4.032cm"/>
    </style:style>
    <style:style style:name="co8" style:family="table-column">
      <style:table-column-properties fo:break-before="auto" style:column-width="13.9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ptionnel (nullable)</text:p>
          </table:table-cell>
          <table:table-cell table:style-name="ce1" office:value-type="string" calcext:value-type="string">
            <text:p>valeur par défaut</text:p>
          </table:table-cell>
          <table:table-cell table:style-name="ce1" office:value-type="string" calcext:value-type="string">
            <text:p>indexes et contraintes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Nouvel arti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date_publication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maintenant</text:p>
          </table:table-cell>
          <table:table-cell/>
          <table:table-cell office:value-type="string" calcext:value-type="string">
            <text:p>Si aucune date n’est précisée l’article est considéré comme étant un broui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nom_fichier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string" calcext:value-type="string">
            <text:p>Le nom du fichier doit être modifié juste après l’upload pour éviter les collisions de n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string" calcext:value-type="string">
            <text:p>Ce champ alimente l’attribut « alt » de la balise « img »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ement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Nouvel évèn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e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nom_fichier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Le nom du fichier doit être modifié juste après l’upload pour éviter les collisions de n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16:53:25.626994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1:32:42.757127112</meta:creation-date>
    <dc:date>2023-01-24T16:54:58.849186745</dc:date>
    <meta:editing-duration>PT5M22S</meta:editing-duration>
    <meta:editing-cycles>2</meta:editing-cycles>
    <meta:generator>LibreOffice/7.2.7.2$Linux_X86_64 LibreOffice_project/20$Build-2</meta:generator>
    <meta:document-statistic meta:table-count="1" meta:cell-count="69" meta:object-count="0"/>
  </office:meta>
</office:document-meta>
</file>